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53e42" officeooo:paragraph-rsid="00053e42"/>
    </style:style>
    <style:style style:name="P2" style:family="paragraph" style:parent-style-name="Standard">
      <style:paragraph-properties fo:text-align="center" style:justify-single-word="false"/>
      <style:text-properties officeooo:rsid="00053e42" officeooo:paragraph-rsid="00053e42"/>
    </style:style>
    <style:style style:name="P3" style:family="paragraph" style:parent-style-name="Standard">
      <style:paragraph-properties fo:text-align="start" style:justify-single-word="false"/>
      <style:text-properties officeooo:paragraph-rsid="00053e42"/>
    </style:style>
    <style:style style:name="P4" style:family="paragraph" style:parent-style-name="Standard">
      <style:paragraph-properties fo:text-align="start" style:justify-single-word="false"/>
      <style:text-properties officeooo:paragraph-rsid="0008b185"/>
    </style:style>
    <style:style style:name="P5" style:family="paragraph" style:parent-style-name="Standard">
      <style:paragraph-properties fo:text-align="start" style:justify-single-word="false"/>
      <style:text-properties officeooo:rsid="0008e68b" officeooo:paragraph-rsid="0008e68b"/>
    </style:style>
    <style:style style:name="T1" style:family="text">
      <style:text-properties officeooo:rsid="0005cd9f"/>
    </style:style>
    <style:style style:name="T2" style:family="text">
      <style:text-properties officeooo:rsid="00053e42"/>
    </style:style>
    <style:style style:name="T3" style:family="text">
      <style:text-properties officeooo:rsid="0008b185"/>
    </style:style>
    <style:style style:name="T4" style:family="text">
      <style:text-properties officeooo:rsid="0008e6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pstone 2 Ideas</text:p>
      <text:p text:style-name="P2"/>
      <text:p text:style-name="P3"><text:span text:style-name="T1">1</text:span><text:span text:style-name="T2">. </text:span><text:span text:style-name="T1">Fight data analysis: the goal of this project will be to analyze fight data derived from around 3600 documented fights and determine what factors can influence the outcome of the fight. The variables of the dataset include ‘tale of the tape’ details such as the height, weight, and reach of each fighter as well as the details of each fight such as the number of strikes thrown, takedowns attempted, submissions attempted, etc in addition to the outcome. The practical applications of this project include calculating betting odds, understanding what aspects of the sport to focus on, and providing general insights into the sport of MMA.</text:span></text:p>
      <text:p text:style-name="P3"/>
      <text:p text:style-name="P4"><text:span text:style-name="T3">2. Userbenchmark rankings analysis: the goal of this project will be to use the data derived from the popular computer component benchmarking software Userbenchmark in addition to spec sheets of each component to find what the most important aspects of each component are in predicting how they fare against the benchmark. </text:span><text:span text:style-name="T4">The practical applications of this project will be finding what specs to focus on when investing into a computer component.</text:span></text:p>
      <text:p text:style-name="P2"/>
      <text:p text:style-name="P5">3. Doom Crossing image analysis: the goal of this project will be to predict whether an image depicts Doom, Animal Crossing, or a mix of both. There may or may not be any practical applications of this projec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8T16:18:28.916637074</meta:creation-date>
    <dc:date>2020-08-23T22:52:58.170036716</dc:date>
    <meta:editing-duration>PT49M53S</meta:editing-duration>
    <meta:editing-cycles>4</meta:editing-cycles>
    <meta:generator>LibreOffice/6.4.4.2$Linux_X86_64 LibreOffice_project/40$Build-2</meta:generator>
    <meta:document-statistic meta:table-count="0" meta:image-count="0" meta:object-count="0" meta:page-count="1" meta:paragraph-count="4" meta:word-count="218" meta:character-count="1313" meta:non-whitespace-character-count="1099"/>
  </office:meta>
</office:document-meta>
</file>